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644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eichte Rüstungen" table:style-name="ta1">
        <table:table-column table:style-name="co1" table:number-columns-repeated="4" table:default-cell-style-name="ce9"/>
        <table:table-column table:style-name="co1" table:default-cell-style-name="ce10"/>
        <table:table-column table:style-name="co1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Rüstungsbonus</text:p>
          </table:table-cell>
          <table:table-cell table:style-name="ce8" office:value-type="string" calcext:value-type="string">
            <text:p>Max GE</text:p>
          </table:table-cell>
          <table:table-cell table:style-name="ce8" office:value-type="string" calcext:value-type="string">
            <text:p><text:a xlink:href="http://prd.5footstep.de/Grundregelwerk/Ausruestung/Ruestungen#Rüstungsmalus" xlink:type="simple">Rüstungsmalus</text:a></text:p>
          </table:table-cell>
          <table:table-cell table:style-name="ce8" office:value-type="string" calcext:value-type="string">
            <text:p>Zauberpatzer</text:p>
          </table:table-cell>
          <table:table-cell table:style-name="ce8" office:value-type="string" calcext:value-type="string">
            <text:p><text:a xlink:href="http://prd.5footstep.de/Grundregelwerk/Ausruestung/Ruestungen#Gewicht" xlink:type="simple">Gewicht</text:a></text:p>
          </table:table-cell>
        </table:table-row>
        <table:table-row table:style-name="ro2">
          <table:table-cell office:value-type="string" calcext:value-type="string">
            <text:p><text:a xlink:href="http://prd.5footstep.de/Expertenregeln/Ausruestung/GesteppterWaffenrock" xlink:type="simple">Gesteppter Waffenrock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Haramaki" xlink:type="simple">Haramak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Waffenrock" xlink:type="simple">Waffenrock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ZeremonielleSeidenruestung" xlink:type="simple">Zeremonielle Seidenrüstung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Lamellarbrustharnisch" xlink:type="simple">Lamellarbrustharnisch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Lederruestung" xlink:type="simple">Lederrüstung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BeschlageneLederruestung" xlink:type="simple">Beschlagene Lederrüstung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prd.5footstep.de/Expertenregeln/Ausruestung/Holzruestung" xlink:type="simple">Holzrüstung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prd.5footstep.de/Ausruestungskompendium/WaffenundRuestungen/Paraderuestung" xlink:type="simple">Paraderüstung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Kettenhemd" xlink:type="simple">Kettenhemd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prd.5footstep.de/Ausruestungskompendium/WaffenundRuestungen/LamellarRuestung" xlink:type="simple">Lamellar-Rüstung (Leder)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named-expressions>
          <table:named-expression table:name="ausbauregelniikampf.ausruestung.bergmusterruestung" table:base-cell-address="$'Leichte Rüstungen'.$A$22" table:expression="#REF!"/>
          <table:named-expression table:name="ausbauregelniikampf.ausruestung.domaru" table:base-cell-address="$'Leichte Rüstungen'.$A$17" table:expression="#REF!"/>
          <table:named-range table:name="ausbauregelniikampf.ausruestung.haramaki" table:base-cell-address="$'Leichte Rüstungen'.$A$4" table:cell-range-address="$'Leichte Rüstungen'.$A$3"/>
          <table:named-expression table:name="ausbauregelniikampf.ausruestung.kikkoruestung" table:base-cell-address="$'Leichte Rüstungen'.$A$18" table:expression="#REF!"/>
          <table:named-expression table:name="ausbauregelniikampf.ausruestung.kusarigusoku" table:base-cell-address="$'Leichte Rüstungen'.$A$29" table:expression="#REF!"/>
          <table:named-range table:name="ausbauregelniikampf.ausruestung.lamellarbrustharnisch" table:base-cell-address="$'Leichte Rüstungen'.$A$7" table:cell-range-address="$'Leichte Rüstungen'.$A$6"/>
          <table:named-expression table:name="ausbauregelniikampf.ausruestung.madu" table:base-cell-address="$'Leichte Rüstungen'.$A$45" table:expression="#REF!"/>
          <table:named-expression table:name="ausbauregelniikampf.ausruestung.oyoroi" table:base-cell-address="$'Leichte Rüstungen'.$A$35" table:expression="#REF!"/>
          <table:named-expression table:name="ausbauregelniikampf.ausruestung.tatamido" table:base-cell-address="$'Leichte Rüstungen'.$A$32" table:expression="#REF!"/>
          <table:named-expression table:name="ausbauregelniikampf.ausruestung.vierspiegelruestung" table:base-cell-address="$'Leichte Rüstungen'.$A$26" table:expression="#REF!"/>
          <table:named-range table:name="ausbauregelniikampf.ausruestung.zeremonielleseidenruestung" table:base-cell-address="$'Leichte Rüstungen'.$A$6" table:cell-range-address="$'Leichte Rüstungen'.$A$5"/>
          <table:named-expression table:name="ausruestungskompendium.waffenundruestungen.klar" table:base-cell-address="$'Leichte Rüstungen'.$A$42" table:expression="#REF!"/>
          <table:named-range table:name="ausruestungskompendium.waffenundruestungen.lamellarruestung" table:base-cell-address="$'Leichte Rüstungen'.$A$13" table:cell-range-address="$'Leichte Rüstungen'.$A$12"/>
          <table:named-range table:name="ausruestungskompendium.waffenundruestungen.paraderuestung" table:base-cell-address="$'Leichte Rüstungen'.$A$11" table:cell-range-address="$'Leichte Rüstungen'.$A$10"/>
          <table:named-expression table:name="ausruestungskompendium.waffenundruestungen.steinplatte" table:base-cell-address="$'Leichte Rüstungen'.$A$38" table:expression="#REF!"/>
          <table:named-expression table:name="expertenregeln.ausruestung.behaendebrustplatte" table:base-cell-address="$'Leichte Rüstungen'.$A$21" table:expression="#REF!"/>
          <table:named-expression table:name="expertenregeln.ausruestung.behaenderplattenpanzer" table:base-cell-address="$'Leichte Rüstungen'.$A$33" table:expression="#REF!"/>
          <table:named-expression table:name="expertenregeln.ausruestung.bereitschaftsschildleichter" table:base-cell-address="$'Leichte Rüstungen'.$A$40" table:expression="#REF!"/>
          <table:named-expression table:name="expertenregeln.ausruestung.gepanzertermantel" table:base-cell-address="$'Leichte Rüstungen'.$A$16" table:expression="#REF!"/>
          <table:named-range table:name="expertenregeln.ausruestung.gesteppterwaffenrock" table:base-cell-address="$'Leichte Rüstungen'.$A$3" table:cell-range-address="$'Leichte Rüstungen'.$A$2"/>
          <table:named-range table:name="expertenregeln.ausruestung.holzruestung" table:base-cell-address="$'Leichte Rüstungen'.$A$10" table:cell-range-address="$'Leichte Rüstungen'.$A$9"/>
          <table:named-range table:name="ftnd1" table:base-cell-address="$'Leichte Rüstungen'.$I$1" table:cell-range-address="$'Leichte Rüstungen'.$F$1"/>
          <table:named-expression table:name="ftnd2" table:base-cell-address="$'Leichte Rüstungen'.$G$28" table:expression="#REF!"/>
          <table:named-expression table:name="ftnd3" table:base-cell-address="$'Leichte Rüstungen'.$C$50" table:expression="#REF!"/>
          <table:named-expression table:name="ftnd4" table:base-cell-address="$'Leichte Rüstungen'.$F$52" table:expression="#REF!"/>
          <table:named-expression table:name="ftnd5" table:base-cell-address="$'Leichte Rüstungen'.$G$33" table:expression="#REF!"/>
          <table:named-expression table:name="grundregelwerk.ausruestung.baenderpanzer" table:base-cell-address="$'Leichte Rüstungen'.$A$28" table:expression="#REF!"/>
          <table:named-expression table:name="grundregelwerk.ausruestung.beriemterpanzerhandschuh" table:base-cell-address="$'Leichte Rüstungen'.$A$52" table:expression="#REF!"/>
          <table:named-range table:name="grundregelwerk.ausruestung.beschlagenelederruestung" table:base-cell-address="$'Leichte Rüstungen'.$A$9" table:cell-range-address="$'Leichte Rüstungen'.$A$8"/>
          <table:named-expression table:name="grundregelwerk.ausruestung.brustplatte" table:base-cell-address="$'Leichte Rüstungen'.$A$23" table:expression="#REF!"/>
          <table:named-expression table:name="grundregelwerk.ausruestung.fellruestung" table:base-cell-address="$'Leichte Rüstungen'.$A$15" table:expression="#REF!"/>
          <table:named-range table:name="grundregelwerk.ausruestung.kettenhemd" table:base-cell-address="$'Leichte Rüstungen'.$A$12" table:cell-range-address="$'Leichte Rüstungen'.$A$11"/>
          <table:named-expression table:name="grundregelwerk.ausruestung.kettenpanzer" table:base-cell-address="$'Leichte Rüstungen'.$A$24" table:expression="#REF!"/>
          <table:named-range table:name="grundregelwerk.ausruestung.lederruestung" table:base-cell-address="$'Leichte Rüstungen'.$A$8" table:cell-range-address="$'Leichte Rüstungen'.$A$7"/>
          <table:named-expression table:name="grundregelwerk.ausruestung.leichterschild" table:base-cell-address="$'Leichte Rüstungen'.$A$43" table:expression="#REF!"/>
          <table:named-expression table:name="grundregelwerk.ausruestung.plattenpanzer" table:base-cell-address="$'Leichte Rüstungen'.$A$36" table:expression="#REF!"/>
          <table:named-expression table:name="grundregelwerk.ausruestung.ritterruestung" table:base-cell-address="$'Leichte Rüstungen'.$A$37" table:expression="#REF!"/>
          <table:named-expression table:name="grundregelwerk.ausruestung.ruestungen" table:base-cell-address="$'Leichte Rüstungen'.$B$1" table:expression="#REF!"/>
          <table:named-expression table:name="grundregelwerk.ausruestung.ruestungsstacheln" table:base-cell-address="$'Leichte Rüstungen'.$A$53" table:expression="#REF!"/>
          <table:named-expression table:name="grundregelwerk.ausruestung.schienenpanzer" table:base-cell-address="$'Leichte Rüstungen'.$A$31" table:expression="#REF!"/>
          <table:named-expression table:name="grundregelwerk.ausruestung.schildstacheln" table:base-cell-address="$'Leichte Rüstungen'.$A$54" table:expression="#REF!"/>
          <table:named-expression table:name="grundregelwerk.ausruestung.schuppenpanzer" table:base-cell-address="$'Leichte Rüstungen'.$A$20" table:expression="#REF!"/>
          <table:named-expression table:name="grundregelwerk.ausruestung.schwererschild" table:base-cell-address="$'Leichte Rüstungen'.$A$48" table:expression="#REF!"/>
          <table:named-expression table:name="grundregelwerk.ausruestung.tartsche" table:base-cell-address="$'Leichte Rüstungen'.$A$47" table:expression="#REF!"/>
          <table:named-range table:name="grundregelwerk.ausruestung.waffenrock" table:base-cell-address="$'Leichte Rüstungen'.$A$5" table:cell-range-address="$'Leichte Rüstungen'.$A$4"/>
        </table:named-expressions>
      </table:table>
      <table:table table:name="Mittelschwere Rüstungen" table:style-name="ta1">
        <table:table-column table:style-name="co1" table:number-columns-repeated="4" table:default-cell-style-name="ce9"/>
        <table:table-column table:style-name="co1" table:default-cell-style-name="ce10"/>
        <table:table-column table:style-name="co1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Rüstungsbonus</text:p>
          </table:table-cell>
          <table:table-cell table:style-name="ce8" office:value-type="string" calcext:value-type="string">
            <text:p>Max GE</text:p>
          </table:table-cell>
          <table:table-cell table:style-name="ce8" office:value-type="string" calcext:value-type="string">
            <text:p><text:a xlink:href="http://prd.5footstep.de/Grundregelwerk/Ausruestung/Ruestungen#Rüstungsmalus" xlink:type="simple">Rüstungsmalus</text:a></text:p>
          </table:table-cell>
          <table:table-cell table:style-name="ce8" office:value-type="string" calcext:value-type="string">
            <text:p>Zauberpatzer</text:p>
          </table:table-cell>
          <table:table-cell table:style-name="ce8" office:value-type="string" calcext:value-type="string">
            <text:p><text:a xlink:href="http://prd.5footstep.de/Grundregelwerk/Ausruestung/Ruestungen#Gewicht" xlink:type="simple">Gewicht</text:a>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Fellruestung" xlink:type="simple">Fellrüstung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prd.5footstep.de/Expertenregeln/Ausruestung/GepanzerterMantel" xlink:type="simple">Gepanzerter Mantel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Domaru" xlink:type="simple">Do-maru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KikkoRuestung" xlink:type="simple">Kikko-Rüstung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prd.5footstep.de/Ausruestungskompendium/WaffenundRuestungen/LamellarRuestung" xlink:type="simple">Lamellar-Rüstung (Horn)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Schuppenpanzer" xlink:type="simple">Schuppenpanzer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prd.5footstep.de/Expertenregeln/Ausruestung/BehaendeBrustplatte" xlink:type="simple">Behände Brustplatte</text:a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Bergmusterruestung" xlink:type="simple">Bergmusterrüstung</text:a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Brustplatte" xlink:type="simple">Brustplatte</text:a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Kettenpanzer" xlink:type="simple">Kettenpanzer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<text:a xlink:href="http://prd.5footstep.de/Ausruestungskompendium/WaffenundRuestungen/LamellarRuestung" xlink:type="simple">Lamellar-Rüstung (Stahl)</text:a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VierSpiegelRuestung" xlink:type="simple">Vier-Spiegel-Rüstung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named-expressions>
          <table:named-range table:name="ausbauregelniikampf.ausruestung.bergmusterruestung" table:base-cell-address="$'Mittelschwere Rüstungen'.$A$22" table:cell-range-address="$'Mittelschwere Rüstungen'.$A$9"/>
          <table:named-range table:name="ausbauregelniikampf.ausruestung.domaru" table:base-cell-address="$'Mittelschwere Rüstungen'.$A$17" table:cell-range-address="$'Mittelschwere Rüstungen'.$A$4"/>
          <table:named-expression table:name="ausbauregelniikampf.ausruestung.haramaki" table:base-cell-address="$'Mittelschwere Rüstungen'.$A$4" table:expression="#REF!"/>
          <table:named-range table:name="ausbauregelniikampf.ausruestung.kikkoruestung" table:base-cell-address="$'Mittelschwere Rüstungen'.$A$18" table:cell-range-address="$'Mittelschwere Rüstungen'.$A$5"/>
          <table:named-expression table:name="ausbauregelniikampf.ausruestung.kusarigusoku" table:base-cell-address="$'Mittelschwere Rüstungen'.$A$29" table:expression="#REF!"/>
          <table:named-expression table:name="ausbauregelniikampf.ausruestung.lamellarbrustharnisch" table:base-cell-address="$'Mittelschwere Rüstungen'.$A$7" table:expression="#REF!"/>
          <table:named-expression table:name="ausbauregelniikampf.ausruestung.madu" table:base-cell-address="$'Mittelschwere Rüstungen'.$A$45" table:expression="#REF!"/>
          <table:named-expression table:name="ausbauregelniikampf.ausruestung.oyoroi" table:base-cell-address="$'Mittelschwere Rüstungen'.$A$35" table:expression="#REF!"/>
          <table:named-expression table:name="ausbauregelniikampf.ausruestung.tatamido" table:base-cell-address="$'Mittelschwere Rüstungen'.$A$32" table:expression="#REF!"/>
          <table:named-range table:name="ausbauregelniikampf.ausruestung.vierspiegelruestung" table:base-cell-address="$'Mittelschwere Rüstungen'.$A$26" table:cell-range-address="$'Mittelschwere Rüstungen'.$A$13"/>
          <table:named-expression table:name="ausbauregelniikampf.ausruestung.zeremonielleseidenruestung" table:base-cell-address="$'Mittelschwere Rüstungen'.$A$6" table:expression="#REF!"/>
          <table:named-expression table:name="ausruestungskompendium.waffenundruestungen.klar" table:base-cell-address="$'Mittelschwere Rüstungen'.$A$42" table:expression="#REF!"/>
          <table:named-expression table:name="ausruestungskompendium.waffenundruestungen.lamellarruestung" table:base-cell-address="$'Mittelschwere Rüstungen'.$A$13" table:expression="#REF!"/>
          <table:named-expression table:name="ausruestungskompendium.waffenundruestungen.paraderuestung" table:base-cell-address="$'Mittelschwere Rüstungen'.$A$11" table:expression="#REF!"/>
          <table:named-expression table:name="ausruestungskompendium.waffenundruestungen.steinplatte" table:base-cell-address="$'Mittelschwere Rüstungen'.$A$38" table:expression="#REF!"/>
          <table:named-range table:name="expertenregeln.ausruestung.behaendebrustplatte" table:base-cell-address="$'Mittelschwere Rüstungen'.$A$21" table:cell-range-address="$'Mittelschwere Rüstungen'.$A$8"/>
          <table:named-expression table:name="expertenregeln.ausruestung.behaenderplattenpanzer" table:base-cell-address="$'Mittelschwere Rüstungen'.$A$33" table:expression="#REF!"/>
          <table:named-expression table:name="expertenregeln.ausruestung.bereitschaftsschildleichter" table:base-cell-address="$'Mittelschwere Rüstungen'.$A$40" table:expression="#REF!"/>
          <table:named-range table:name="expertenregeln.ausruestung.gepanzertermantel" table:base-cell-address="$'Mittelschwere Rüstungen'.$A$16" table:cell-range-address="$'Mittelschwere Rüstungen'.$A$3"/>
          <table:named-expression table:name="expertenregeln.ausruestung.gesteppterwaffenrock" table:base-cell-address="$'Mittelschwere Rüstungen'.$A$3" table:expression="#REF!"/>
          <table:named-expression table:name="expertenregeln.ausruestung.holzruestung" table:base-cell-address="$'Mittelschwere Rüstungen'.$A$10" table:expression="#REF!"/>
          <table:named-range table:name="ftnd1" table:base-cell-address="$'Mittelschwere Rüstungen'.$I$1" table:cell-range-address="$'Mittelschwere Rüstungen'.$F$1"/>
          <table:named-expression table:name="ftnd2" table:base-cell-address="$'Mittelschwere Rüstungen'.$G$28" table:expression="#REF!"/>
          <table:named-expression table:name="ftnd3" table:base-cell-address="$'Mittelschwere Rüstungen'.$C$50" table:expression="#REF!"/>
          <table:named-expression table:name="ftnd4" table:base-cell-address="$'Mittelschwere Rüstungen'.$F$52" table:expression="#REF!"/>
          <table:named-expression table:name="ftnd5" table:base-cell-address="$'Mittelschwere Rüstungen'.$G$33" table:expression="#REF!"/>
          <table:named-expression table:name="grundregelwerk.ausruestung.baenderpanzer" table:base-cell-address="$'Mittelschwere Rüstungen'.$A$28" table:expression="#REF!"/>
          <table:named-expression table:name="grundregelwerk.ausruestung.beriemterpanzerhandschuh" table:base-cell-address="$'Mittelschwere Rüstungen'.$A$52" table:expression="#REF!"/>
          <table:named-expression table:name="grundregelwerk.ausruestung.beschlagenelederruestung" table:base-cell-address="$'Mittelschwere Rüstungen'.$A$9" table:expression="#REF!"/>
          <table:named-range table:name="grundregelwerk.ausruestung.brustplatte" table:base-cell-address="$'Mittelschwere Rüstungen'.$A$23" table:cell-range-address="$'Mittelschwere Rüstungen'.$A$10"/>
          <table:named-range table:name="grundregelwerk.ausruestung.fellruestung" table:base-cell-address="$'Mittelschwere Rüstungen'.$A$15" table:cell-range-address="$'Mittelschwere Rüstungen'.$A$2"/>
          <table:named-expression table:name="grundregelwerk.ausruestung.kettenhemd" table:base-cell-address="$'Mittelschwere Rüstungen'.$A$12" table:expression="#REF!"/>
          <table:named-range table:name="grundregelwerk.ausruestung.kettenpanzer" table:base-cell-address="$'Mittelschwere Rüstungen'.$A$24" table:cell-range-address="$'Mittelschwere Rüstungen'.$A$11"/>
          <table:named-expression table:name="grundregelwerk.ausruestung.lederruestung" table:base-cell-address="$'Mittelschwere Rüstungen'.$A$8" table:expression="#REF!"/>
          <table:named-expression table:name="grundregelwerk.ausruestung.leichterschild" table:base-cell-address="$'Mittelschwere Rüstungen'.$A$43" table:expression="#REF!"/>
          <table:named-expression table:name="grundregelwerk.ausruestung.plattenpanzer" table:base-cell-address="$'Mittelschwere Rüstungen'.$A$36" table:expression="#REF!"/>
          <table:named-expression table:name="grundregelwerk.ausruestung.ritterruestung" table:base-cell-address="$'Mittelschwere Rüstungen'.$A$37" table:expression="#REF!"/>
          <table:named-expression table:name="grundregelwerk.ausruestung.ruestungen" table:base-cell-address="$'Mittelschwere Rüstungen'.$B$1" table:expression="#REF!"/>
          <table:named-expression table:name="grundregelwerk.ausruestung.ruestungsstacheln" table:base-cell-address="$'Mittelschwere Rüstungen'.$A$53" table:expression="#REF!"/>
          <table:named-expression table:name="grundregelwerk.ausruestung.schienenpanzer" table:base-cell-address="$'Mittelschwere Rüstungen'.$A$31" table:expression="#REF!"/>
          <table:named-expression table:name="grundregelwerk.ausruestung.schildstacheln" table:base-cell-address="$'Mittelschwere Rüstungen'.$A$54" table:expression="#REF!"/>
          <table:named-range table:name="grundregelwerk.ausruestung.schuppenpanzer" table:base-cell-address="$'Mittelschwere Rüstungen'.$A$20" table:cell-range-address="$'Mittelschwere Rüstungen'.$A$7"/>
          <table:named-expression table:name="grundregelwerk.ausruestung.schwererschild" table:base-cell-address="$'Mittelschwere Rüstungen'.$A$48" table:expression="#REF!"/>
          <table:named-expression table:name="grundregelwerk.ausruestung.tartsche" table:base-cell-address="$'Mittelschwere Rüstungen'.$A$47" table:expression="#REF!"/>
          <table:named-expression table:name="grundregelwerk.ausruestung.waffenrock" table:base-cell-address="$'Mittelschwere Rüstungen'.$A$5" table:expression="#REF!"/>
        </table:named-expressions>
      </table:table>
      <table:table table:name="Schwere Rüstungen" table:style-name="ta1">
        <table:table-column table:style-name="co1" table:number-columns-repeated="4" table:default-cell-style-name="ce9"/>
        <table:table-column table:style-name="co1" table:default-cell-style-name="ce10"/>
        <table:table-column table:style-name="co1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Rüstungsbonus</text:p>
          </table:table-cell>
          <table:table-cell table:style-name="ce8" office:value-type="string" calcext:value-type="string">
            <text:p>Max GE</text:p>
          </table:table-cell>
          <table:table-cell table:style-name="ce8" office:value-type="string" calcext:value-type="string">
            <text:p><text:a xlink:href="http://prd.5footstep.de/Grundregelwerk/Ausruestung/Ruestungen#Rüstungsmalus" xlink:type="simple">Rüstungsmalus</text:a></text:p>
          </table:table-cell>
          <table:table-cell table:style-name="ce8" office:value-type="string" calcext:value-type="string">
            <text:p>Zauberpatzer</text:p>
          </table:table-cell>
          <table:table-cell table:style-name="ce8" office:value-type="string" calcext:value-type="string">
            <text:p><text:a xlink:href="http://prd.5footstep.de/Grundregelwerk/Ausruestung/Ruestungen#Gewicht" xlink:type="simple">Gewicht</text:a>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Baenderpanzer" xlink:type="simple">Bänderpanzer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KusariGusoku" xlink:type="simple">Kusari-Gusoku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http://prd.5footstep.de/Ausruestungskompendium/WaffenundRuestungen/LamellarRuestung" xlink:type="simple">Lamellar-Rüstung (Eisen)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Schienenpanzer" xlink:type="simple">Schienenpanzer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Tatamido" xlink:type="simple">Tatami-do</text:a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http://prd.5footstep.de/Expertenregeln/Ausruestung/BehaenderPlattenpanzer" xlink:type="simple">Behänder Plattenpanzer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http://prd.5footstep.de/Ausruestungskompendium/WaffenundRuestungen/LamellarRuestung" xlink:type="simple">Lamellar-Rüstung (Stein)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Oyoroi" xlink:type="simple">O-yoroi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Plattenpanzer" xlink:type="simple">Plattenpanzer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Ritterruestung" xlink:type="simple">Ritterrüstung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http://prd.5footstep.de/Ausruestungskompendium/WaffenundRuestungen/Steinplatte" xlink:type="simple">Steinplatte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</table:table-row>
        <table:named-expressions>
          <table:named-expression table:name="ausbauregelniikampf.ausruestung.bergmusterruestung" table:base-cell-address="$'Schwere Rüstungen'.$A$22" table:expression="#REF!"/>
          <table:named-expression table:name="ausbauregelniikampf.ausruestung.domaru" table:base-cell-address="$'Schwere Rüstungen'.$A$17" table:expression="#REF!"/>
          <table:named-expression table:name="ausbauregelniikampf.ausruestung.haramaki" table:base-cell-address="$'Schwere Rüstungen'.$A$4" table:expression="#REF!"/>
          <table:named-expression table:name="ausbauregelniikampf.ausruestung.kikkoruestung" table:base-cell-address="$'Schwere Rüstungen'.$A$18" table:expression="#REF!"/>
          <table:named-range table:name="ausbauregelniikampf.ausruestung.kusarigusoku" table:base-cell-address="$'Schwere Rüstungen'.$A$29" table:cell-range-address="$'Schwere Rüstungen'.$A$3"/>
          <table:named-expression table:name="ausbauregelniikampf.ausruestung.lamellarbrustharnisch" table:base-cell-address="$'Schwere Rüstungen'.$A$7" table:expression="#REF!"/>
          <table:named-expression table:name="ausbauregelniikampf.ausruestung.madu" table:base-cell-address="$'Schwere Rüstungen'.$A$45" table:expression="#REF!"/>
          <table:named-range table:name="ausbauregelniikampf.ausruestung.oyoroi" table:base-cell-address="$'Schwere Rüstungen'.$A$35" table:cell-range-address="$'Schwere Rüstungen'.$A$9"/>
          <table:named-range table:name="ausbauregelniikampf.ausruestung.tatamido" table:base-cell-address="$'Schwere Rüstungen'.$A$32" table:cell-range-address="$'Schwere Rüstungen'.$A$6"/>
          <table:named-expression table:name="ausbauregelniikampf.ausruestung.vierspiegelruestung" table:base-cell-address="$'Schwere Rüstungen'.$A$26" table:expression="#REF!"/>
          <table:named-expression table:name="ausbauregelniikampf.ausruestung.zeremonielleseidenruestung" table:base-cell-address="$'Schwere Rüstungen'.$A$6" table:expression="#REF!"/>
          <table:named-expression table:name="ausruestungskompendium.waffenundruestungen.klar" table:base-cell-address="$'Schwere Rüstungen'.$A$42" table:expression="#REF!"/>
          <table:named-expression table:name="ausruestungskompendium.waffenundruestungen.lamellarruestung" table:base-cell-address="$'Schwere Rüstungen'.$A$13" table:expression="#REF!"/>
          <table:named-expression table:name="ausruestungskompendium.waffenundruestungen.paraderuestung" table:base-cell-address="$'Schwere Rüstungen'.$A$11" table:expression="#REF!"/>
          <table:named-range table:name="ausruestungskompendium.waffenundruestungen.steinplatte" table:base-cell-address="$'Schwere Rüstungen'.$A$38" table:cell-range-address="$'Schwere Rüstungen'.$A$12"/>
          <table:named-expression table:name="expertenregeln.ausruestung.behaendebrustplatte" table:base-cell-address="$'Schwere Rüstungen'.$A$21" table:expression="#REF!"/>
          <table:named-range table:name="expertenregeln.ausruestung.behaenderplattenpanzer" table:base-cell-address="$'Schwere Rüstungen'.$A$33" table:cell-range-address="$'Schwere Rüstungen'.$A$7"/>
          <table:named-expression table:name="expertenregeln.ausruestung.bereitschaftsschildleichter" table:base-cell-address="$'Schwere Rüstungen'.$A$40" table:expression="#REF!"/>
          <table:named-expression table:name="expertenregeln.ausruestung.gepanzertermantel" table:base-cell-address="$'Schwere Rüstungen'.$A$16" table:expression="#REF!"/>
          <table:named-expression table:name="expertenregeln.ausruestung.gesteppterwaffenrock" table:base-cell-address="$'Schwere Rüstungen'.$A$3" table:expression="#REF!"/>
          <table:named-expression table:name="expertenregeln.ausruestung.holzruestung" table:base-cell-address="$'Schwere Rüstungen'.$A$10" table:expression="#REF!"/>
          <table:named-range table:name="ftnd1" table:base-cell-address="$'Schwere Rüstungen'.$I$1" table:cell-range-address="$'Schwere Rüstungen'.$F$1"/>
          <table:named-expression table:name="ftnd2" table:base-cell-address="$'Schwere Rüstungen'.$G$28" table:expression="#REF!"/>
          <table:named-expression table:name="ftnd3" table:base-cell-address="$'Schwere Rüstungen'.$C$50" table:expression="#REF!"/>
          <table:named-expression table:name="ftnd4" table:base-cell-address="$'Schwere Rüstungen'.$F$52" table:expression="#REF!"/>
          <table:named-expression table:name="ftnd5" table:base-cell-address="$'Schwere Rüstungen'.$G$33" table:expression="#REF!"/>
          <table:named-range table:name="grundregelwerk.ausruestung.baenderpanzer" table:base-cell-address="$'Schwere Rüstungen'.$A$28" table:cell-range-address="$'Schwere Rüstungen'.$A$2"/>
          <table:named-expression table:name="grundregelwerk.ausruestung.beriemterpanzerhandschuh" table:base-cell-address="$'Schwere Rüstungen'.$A$52" table:expression="#REF!"/>
          <table:named-expression table:name="grundregelwerk.ausruestung.beschlagenelederruestung" table:base-cell-address="$'Schwere Rüstungen'.$A$9" table:expression="#REF!"/>
          <table:named-expression table:name="grundregelwerk.ausruestung.brustplatte" table:base-cell-address="$'Schwere Rüstungen'.$A$23" table:expression="#REF!"/>
          <table:named-expression table:name="grundregelwerk.ausruestung.fellruestung" table:base-cell-address="$'Schwere Rüstungen'.$A$15" table:expression="#REF!"/>
          <table:named-expression table:name="grundregelwerk.ausruestung.kettenhemd" table:base-cell-address="$'Schwere Rüstungen'.$A$12" table:expression="#REF!"/>
          <table:named-expression table:name="grundregelwerk.ausruestung.kettenpanzer" table:base-cell-address="$'Schwere Rüstungen'.$A$24" table:expression="#REF!"/>
          <table:named-expression table:name="grundregelwerk.ausruestung.lederruestung" table:base-cell-address="$'Schwere Rüstungen'.$A$8" table:expression="#REF!"/>
          <table:named-expression table:name="grundregelwerk.ausruestung.leichterschild" table:base-cell-address="$'Schwere Rüstungen'.$A$43" table:expression="#REF!"/>
          <table:named-range table:name="grundregelwerk.ausruestung.plattenpanzer" table:base-cell-address="$'Schwere Rüstungen'.$A$36" table:cell-range-address="$'Schwere Rüstungen'.$A$10"/>
          <table:named-range table:name="grundregelwerk.ausruestung.ritterruestung" table:base-cell-address="$'Schwere Rüstungen'.$A$37" table:cell-range-address="$'Schwere Rüstungen'.$A$11"/>
          <table:named-expression table:name="grundregelwerk.ausruestung.ruestungen" table:base-cell-address="$'Schwere Rüstungen'.$B$1" table:expression="#REF!"/>
          <table:named-expression table:name="grundregelwerk.ausruestung.ruestungsstacheln" table:base-cell-address="$'Schwere Rüstungen'.$A$53" table:expression="#REF!"/>
          <table:named-range table:name="grundregelwerk.ausruestung.schienenpanzer" table:base-cell-address="$'Schwere Rüstungen'.$A$31" table:cell-range-address="$'Schwere Rüstungen'.$A$5"/>
          <table:named-expression table:name="grundregelwerk.ausruestung.schildstacheln" table:base-cell-address="$'Schwere Rüstungen'.$A$54" table:expression="#REF!"/>
          <table:named-expression table:name="grundregelwerk.ausruestung.schuppenpanzer" table:base-cell-address="$'Schwere Rüstungen'.$A$20" table:expression="#REF!"/>
          <table:named-expression table:name="grundregelwerk.ausruestung.schwererschild" table:base-cell-address="$'Schwere Rüstungen'.$A$48" table:expression="#REF!"/>
          <table:named-expression table:name="grundregelwerk.ausruestung.tartsche" table:base-cell-address="$'Schwere Rüstungen'.$A$47" table:expression="#REF!"/>
          <table:named-expression table:name="grundregelwerk.ausruestung.waffenrock" table:base-cell-address="$'Schwere Rüstungen'.$A$5" table:expression="#REF!"/>
        </table:named-expressions>
      </table:table>
      <table:table table:name="Schilde" table:style-name="ta1">
        <table:table-column table:style-name="co2" table:default-cell-style-name="ce9"/>
        <table:table-column table:style-name="co1" table:number-columns-repeated="3" table:default-cell-style-name="ce9"/>
        <table:table-column table:style-name="co3" table:default-cell-style-name="ce10"/>
        <table:table-column table:style-name="co1" table:default-cell-style-name="ce9"/>
        <table:table-row table:style-name="ro2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hildbonus</text:p>
          </table:table-cell>
          <table:table-cell table:style-name="ce8" office:value-type="string" calcext:value-type="string">
            <text:p>Max GE</text:p>
          </table:table-cell>
          <table:table-cell table:style-name="ce8" office:value-type="string" calcext:value-type="string">
            <text:p><text:a xlink:href="http://prd.5footstep.de/Grundregelwerk/Ausruestung/Ruestungen#Rüstungsmalus" xlink:type="simple">Rüstungsmalus</text:a></text:p>
          </table:table-cell>
          <table:table-cell table:style-name="ce8" office:value-type="string" calcext:value-type="string">
            <text:p>Zauberpatzer</text:p>
          </table:table-cell>
          <table:table-cell table:style-name="ce8" office:value-type="string" calcext:value-type="string">
            <text:p><text:a xlink:href="http://prd.5footstep.de/Grundregelwerk/Ausruestung/Ruestungen#Gewicht" xlink:type="simple">Gewicht</text:a></text:p>
          </table:table-cell>
        </table:table-row>
        <table:table-row table:style-name="ro2">
          <table:table-cell office:value-type="string" calcext:value-type="string">
            <text:p><text:a xlink:href="http://prd.5footstep.de/Expertenregeln/Ausruestung/Bereitschaftsschildleichter" xlink:type="simple">Bereitschaftsschild, Leichter Holz-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prd.5footstep.de/Expertenregeln/Ausruestung/Bereitschaftsschildleichter" xlink:type="simple">Bereitschaftsschild, Leichter Stahl-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prd.5footstep.de/Ausruestungskompendium/WaffenundRuestungen/Klar" xlink:type="simple">Kl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LeichterSchild" xlink:type="simple">Leichter Holzschild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LeichterSchild" xlink:type="simple">Leichter Stahlschild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Madu" xlink:type="simple">Madu (Leder)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prd.5footstep.de/AusbauregelnIIKampf/Ausruestung/Madu" xlink:type="simple">Madu (Stahl)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Tartsche" xlink:type="simple">Tartsch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SchwererSchild" xlink:type="simple">Schwerer Holzschild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SchwererSchild" xlink:type="simple">Schwerer Stahlschild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://prd.5footstep.de/Grundregelwerk/Ausruestung/Turmschild" xlink:type="simple">Turmschild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2" table:number-rows-repeated="2">
          <table:table-cell table:number-columns-repeated="4"/>
          <table:table-cell table:style-name="ce9"/>
          <table:table-cell/>
        </table:table-row>
        <table:table-row table:style-name="ro2">
          <table:table-cell table:number-columns-repeated="4"/>
          <table:table-cell table:style-name="ce9"/>
          <table:table-cell/>
        </table:table-row>
      </table:table>
      <table:named-expressions>
        <table:named-expression table:name="ausbauregelniikampf.ausruestung.bergmusterruestung" table:base-cell-address="$Schilde.$A$22" table:expression="#REF!"/>
        <table:named-expression table:name="ausbauregelniikampf.ausruestung.domaru" table:base-cell-address="$Schilde.$A$17" table:expression="#REF!"/>
        <table:named-expression table:name="ausbauregelniikampf.ausruestung.haramaki" table:base-cell-address="$Schilde.$A$4" table:expression="#REF!"/>
        <table:named-expression table:name="ausbauregelniikampf.ausruestung.kikkoruestung" table:base-cell-address="$Schilde.$A$18" table:expression="#REF!"/>
        <table:named-expression table:name="ausbauregelniikampf.ausruestung.kusarigusoku" table:base-cell-address="$Schilde.$A$29" table:expression="#REF!"/>
        <table:named-expression table:name="ausbauregelniikampf.ausruestung.lamellarbrustharnisch" table:base-cell-address="$Schilde.$A$7" table:expression="#REF!"/>
        <table:named-range table:name="ausbauregelniikampf.ausruestung.madu" table:base-cell-address="$Schilde.$A$45" table:cell-range-address="$Schilde.$A$7"/>
        <table:named-expression table:name="ausbauregelniikampf.ausruestung.oyoroi" table:base-cell-address="$Schilde.$A$35" table:expression="#REF!"/>
        <table:named-expression table:name="ausbauregelniikampf.ausruestung.tatamido" table:base-cell-address="$Schilde.$A$32" table:expression="#REF!"/>
        <table:named-expression table:name="ausbauregelniikampf.ausruestung.vierspiegelruestung" table:base-cell-address="$Schilde.$A$26" table:expression="#REF!"/>
        <table:named-expression table:name="ausbauregelniikampf.ausruestung.zeremonielleseidenruestung" table:base-cell-address="$Schilde.$A$6" table:expression="#REF!"/>
        <table:named-range table:name="ausruestungskompendium.waffenundruestungen.klar" table:base-cell-address="$Schilde.$A$42" table:cell-range-address="$Schilde.$A$4"/>
        <table:named-expression table:name="ausruestungskompendium.waffenundruestungen.lamellarruestung" table:base-cell-address="$Schilde.$A$13" table:expression="#REF!"/>
        <table:named-expression table:name="ausruestungskompendium.waffenundruestungen.paraderuestung" table:base-cell-address="$Schilde.$A$11" table:expression="#REF!"/>
        <table:named-expression table:name="ausruestungskompendium.waffenundruestungen.steinplatte" table:base-cell-address="$Schilde.$A$38" table:expression="#REF!"/>
        <table:named-expression table:name="expertenregeln.ausruestung.behaendebrustplatte" table:base-cell-address="$Schilde.$A$21" table:expression="#REF!"/>
        <table:named-expression table:name="expertenregeln.ausruestung.behaenderplattenpanzer" table:base-cell-address="$Schilde.$A$33" table:expression="#REF!"/>
        <table:named-range table:name="expertenregeln.ausruestung.bereitschaftsschildleichter" table:base-cell-address="$Schilde.$A$40" table:cell-range-address="$Schilde.$A$2"/>
        <table:named-expression table:name="expertenregeln.ausruestung.gepanzertermantel" table:base-cell-address="$Schilde.$A$16" table:expression="#REF!"/>
        <table:named-expression table:name="expertenregeln.ausruestung.gesteppterwaffenrock" table:base-cell-address="$Schilde.$A$3" table:expression="#REF!"/>
        <table:named-expression table:name="expertenregeln.ausruestung.holzruestung" table:base-cell-address="$Schilde.$A$10" table:expression="#REF!"/>
        <table:named-range table:name="ftnd1" table:base-cell-address="$Schilde.$I$1" table:cell-range-address="$Schilde.$F$1"/>
        <table:named-expression table:name="ftnd2" table:base-cell-address="$Schilde.$G$28" table:expression="#REF!"/>
        <table:named-range table:name="ftnd3" table:base-cell-address="$Schilde.$C$50" table:cell-range-address="$Schilde.$B$12"/>
        <table:named-range table:name="ftnd4" table:base-cell-address="$Schilde.$F$52" table:cell-range-address="$Schilde.$E$13"/>
        <table:named-expression table:name="ftnd5" table:base-cell-address="$Schilde.$G$33" table:expression="#REF!"/>
        <table:named-expression table:name="grundregelwerk.ausruestung.baenderpanzer" table:base-cell-address="$Schilde.$A$28" table:expression="#REF!"/>
        <table:named-range table:name="grundregelwerk.ausruestung.beriemterpanzerhandschuh" table:base-cell-address="$Schilde.$A$52" table:cell-range-address="$Schilde.$A$13"/>
        <table:named-expression table:name="grundregelwerk.ausruestung.beschlagenelederruestung" table:base-cell-address="$Schilde.$A$9" table:expression="#REF!"/>
        <table:named-expression table:name="grundregelwerk.ausruestung.brustplatte" table:base-cell-address="$Schilde.$A$23" table:expression="#REF!"/>
        <table:named-expression table:name="grundregelwerk.ausruestung.fellruestung" table:base-cell-address="$Schilde.$A$15" table:expression="#REF!"/>
        <table:named-expression table:name="grundregelwerk.ausruestung.kettenhemd" table:base-cell-address="$Schilde.$A$12" table:expression="#REF!"/>
        <table:named-expression table:name="grundregelwerk.ausruestung.kettenpanzer" table:base-cell-address="$Schilde.$A$24" table:expression="#REF!"/>
        <table:named-expression table:name="grundregelwerk.ausruestung.lederruestung" table:base-cell-address="$Schilde.$A$8" table:expression="#REF!"/>
        <table:named-range table:name="grundregelwerk.ausruestung.leichterschild" table:base-cell-address="$Schilde.$A$43" table:cell-range-address="$Schilde.$A$5"/>
        <table:named-expression table:name="grundregelwerk.ausruestung.plattenpanzer" table:base-cell-address="$Schilde.$A$36" table:expression="#REF!"/>
        <table:named-expression table:name="grundregelwerk.ausruestung.ritterruestung" table:base-cell-address="$Schilde.$A$37" table:expression="#REF!"/>
        <table:named-expression table:name="grundregelwerk.ausruestung.ruestungen" table:base-cell-address="$Schilde.$B$1" table:expression="#REF!"/>
        <table:named-range table:name="grundregelwerk.ausruestung.ruestungsstacheln" table:base-cell-address="$Schilde.$A$53" table:cell-range-address="$Schilde.$A$14"/>
        <table:named-expression table:name="grundregelwerk.ausruestung.schienenpanzer" table:base-cell-address="$Schilde.$A$31" table:expression="#REF!"/>
        <table:named-range table:name="grundregelwerk.ausruestung.schildstacheln" table:base-cell-address="$Schilde.$A$54" table:cell-range-address="$Schilde.$A$15"/>
        <table:named-expression table:name="grundregelwerk.ausruestung.schuppenpanzer" table:base-cell-address="$Schilde.$A$20" table:expression="#REF!"/>
        <table:named-range table:name="grundregelwerk.ausruestung.schwererschild" table:base-cell-address="$Schilde.$A$48" table:cell-range-address="$Schilde.$A$10"/>
        <table:named-range table:name="grundregelwerk.ausruestung.tartsche" table:base-cell-address="$Schilde.$A$47" table:cell-range-address="$Schilde.$A$9"/>
        <table:named-expression table:name="grundregelwerk.ausruestung.waffenrock" table:base-cell-address="$Schilde.$A$5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17:44:40.64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17:45:00.763000000</dc:date>
    <meta:editing-duration>PT25M4S</meta:editing-duration>
    <meta:editing-cycles>8</meta:editing-cycles>
    <meta:generator>LibreOffice/7.3.2.2$Windows_X86_64 LibreOffice_project/49f2b1bff42cfccbd8f788c8dc32c1c309559be0</meta:generator>
    <meta:document-statistic meta:table-count="4" meta:cell-count="294" meta:object-count="0"/>
  </office:meta>
</office:document-meta>
</file>